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PremrProDisp" svg:font-family="GaramondPremrProDisp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4.84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30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037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style:font-name="Garamond Premr Pro Disp" fo:font-size="30pt" style:font-size-asian="30pt" style:font-size-complex="30pt"/>
    </style:style>
    <style:style style:name="T1" style:family="text">
      <style:text-properties fo:color="#ffffff" style:font-name="Garamond Premr Pro Disp" fo:font-size="30pt" style:font-size-asian="30pt" style:font-name-complex="GaramondPremrProDisp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3.815cm" svg:height="28.575cm" svg:x="0cm" svg:y="0cm" svg:viewBox="0 0 43816 28576" draw:points="0,0 43816,0 43816,28576 0,28576">
          <text:p/>
        </draw:polygon>
        <draw:frame draw:style-name="gr2" draw:text-style-name="P3" draw:layer="layout" svg:width="4.849cm" svg:height="1.059cm" svg:x="30.302cm" svg:y="5.664cm">
          <draw:text-box>
            <text:p text:style-name="P2"><text:span text:style-name="T1">TENEBRAE</text:span></text:p>
          </draw:text-box>
        </draw:frame>
        <draw:frame draw:style-name="gr3" draw:text-style-name="P3" draw:layer="layout" svg:width="9.303cm" svg:height="1.059cm" svg:x="28.092cm" svg:y="7.823cm">
          <draw:text-box>
            <text:p text:style-name="P2"><text:span text:style-name="T1">MATINS AND LAUDS</text:span></text:p>
          </draw:text-box>
        </draw:frame>
        <draw:frame draw:style-name="gr4" draw:text-style-name="P3" draw:layer="layout" svg:width="8.037cm" svg:height="1.059cm" svg:x="28.702cm" svg:y="9.982cm">
          <draw:text-box>
            <text:p text:style-name="P2"><text:span text:style-name="T1">OF THE TRIDU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PremrProDisp" svg:font-family="GaramondPremrProDisp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3.815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5T15:20:57.881000000</dc:date>
    <meta:editing-duration>PT1M29S</meta:editing-duration>
    <meta:editing-cycles>2</meta:editing-cycles>
    <meta:generator>LibreOffice/6.0.1.1$Windows_X86_64 LibreOffice_project/60bfb1526849283ce2491346ed2aa51c465abfe6</meta:generator>
    <meta:document-statistic meta:object-count="4"/>
  </office:meta>
</office:document-meta>
</file>